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pple-system" svg:font-family="apple-system, BlinkMacSystemFont, 'Segoe UI', Helvetica, Arial, sans-serif, 'Apple Color Emoji', 'Segoe UI Emoji'"/>
    <style:font-face style:name="Arial2" svg:font-family="Arial" style:font-family-generic="swiss"/>
    <style:font-face style:name="Courier New1" svg:font-family="'Courier New'"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Arial1"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list-style-name="WWNum1">
      <style:text-properties fo:color="#000000" style:font-name="Calibri1"/>
    </style:style>
    <style:style style:name="P3" style:family="paragraph" style:parent-style-name="Standard">
      <style:paragraph-properties fo:margin-left="0in" fo:margin-right="0in" fo:text-indent="0.5in" style:auto-text-indent="false"/>
      <style:text-properties fo:font-size="12pt" style:font-size-asian="12pt" style:font-size-complex="12pt"/>
    </style:style>
    <style:style style:name="P4" style:family="paragraph" style:parent-style-name="Standard" style:master-page-name="Standard">
      <style:paragraph-properties style:page-number="auto"/>
    </style:style>
    <style:style style:name="P5" style:family="paragraph" style:parent-style-name="List_20_Paragraph" style:list-style-name="WWNum1"/>
    <style:style style:name="P6" style:family="paragraph" style:parent-style-name="List_20_Paragraph">
      <style:text-properties fo:font-size="12pt" style:font-size-asian="12pt" style:font-size-complex="12pt"/>
    </style:style>
    <style:style style:name="P7" style:family="paragraph" style:parent-style-name="List_20_Paragraph" style:list-style-name="WWNum1">
      <style:text-properties style:font-name="Calibri1"/>
    </style:style>
    <style:style style:name="P8" style:family="paragraph" style:parent-style-name="List_20_Paragraph" style:list-style-name="WWNum1">
      <style:text-properties style:font-name="Courier New1" fo:font-size="9pt" style:font-size-asian="9pt" style:font-size-complex="9pt"/>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style:font-size-asian="12pt" style:font-name-complex="Courier New2" style:font-size-complex="12pt"/>
    </style:style>
    <style:style style:name="T4" style:family="text">
      <style:text-properties style:font-name="Courier New" style:font-name-complex="Courier New2"/>
    </style:style>
    <style:style style:name="T5" style:family="text">
      <style:text-properties style:font-name="Courier New" fo:font-size="12pt" style:font-size-asian="12pt" style:font-name-complex="Courier New2" style:font-size-complex="12pt"/>
    </style:style>
    <style:style style:name="T6" style:family="text">
      <style:text-properties style:font-name-complex="Courier New2"/>
    </style:style>
    <style:style style:name="T7" style:family="text">
      <style:text-properties fo:font-variant="normal" fo:text-transform="none" fo:color="#24292e" fo:font-size="12pt" fo:letter-spacing="normal" fo:font-style="normal" fo:font-weight="normal" style:font-size-asian="12pt" style:font-name-complex="Courier New2" style:font-size-complex="12pt"/>
    </style:style>
    <style:style style:name="T8" style:family="text">
      <style:text-properties fo:font-variant="normal" fo:text-transform="none" fo:color="#24292e" style:font-name="Calibri1" fo:font-size="12pt" fo:letter-spacing="normal" fo:font-style="normal" fo:font-weight="normal"/>
    </style:style>
    <style:style style:name="T9" style:family="text">
      <style:text-properties fo:font-variant="normal" fo:text-transform="none" fo:font-size="12pt" fo:letter-spacing="normal" fo:font-style="normal" fo:font-weight="normal" style:font-size-asian="12pt" style:font-name-complex="Courier New2" style:font-size-complex="12pt"/>
    </style:style>
    <style:style style:name="T10" style:family="text">
      <style:text-properties style:font-name="Calibri1" fo:font-size="12pt" style:font-size-asian="12pt" style:font-name-complex="Courier New2" style:font-size-complex="12pt"/>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Instructions for Training Models using PedalNetRT</text:span></text:p>
      <text:p text:style-name="P1"/>
      <text:list xml:id="list2423265498481124279" text:style-name="WWNum1">
        <text:list-item>
          <text:p text:style-name="P5"><text:span text:style-name="T2">Do the steps in the “Setup_for_model_training” document to set up your computer to run PedalNetRT.</text:span></text:p>
        </text:list-item>
        <text:list-item>
          <text:p text:style-name="P5"><text:span text:style-name="T2">Go into the “PedalNetRT” folder and add your input .wav file and output .wave file. The input is a recording of the original guitar/mic signal, and the output is the recording of the signal after the target signal processing hardware is applied. (effect pedal, amp, or mic)</text:span></text:p>
        </text:list-item>
        <text:list-item>
          <text:p text:style-name="P5"><text:span text:style-name="T2">Open an Anaconda Prompt and run the following from the PedalNetRT directory:</text:span></text:p>
        </text:list-item>
      </text:list>
      <text:p text:style-name="Standard"><text:span text:style-name="T4"><text:tab/>python prepare_data.py data/your_in.wav data/your_out.wav</text:span></text:p>
      <text:p text:style-name="Standard"><text:span text:style-name="T2"><text:tab/>This will create a “data.pickle” file containing the prepared data from your .wav files.</text:span></text:p>
      <text:list xml:id="list29280302" text:continue-numbering="true" text:style-name="WWNum1">
        <text:list-item>
          <text:p text:style-name="P5"><text:span text:style-name="T2">In the Anaconda Prompt run this to train your model using the default values:</text:span></text:p>
        </text:list-item>
      </text:list>
      <text:p text:style-name="List_20_Paragraph"><text:span text:style-name="T4">python train.py</text:span></text:p>
      <text:p text:style-name="P6"/>
      <text:p text:style-name="List_20_Paragraph"><text:span text:style-name="T2">This will take awhile, depending on your GPU. <text:s/>Running on a laptop Quatro 2020 takes about 7 hours. <text:s/>Higher end desktop 2070 GPU takes about 2 hours. <text:s/>The default setting runs up to 1500 epochs, or 1500 optimizations through the entire dataset. The console output will show the progress. <text:s/></text:span></text:p>
      <text:p text:style-name="List_20_Paragraph"><text:span text:style-name="T2">The training process takes the audio data from the data.pickle and trains the WaveNet model to learn how to modulate the original signal to the output signal. The model can then be applied to new .wav files to apply the effect or amp sound. </text:span></text:p>
      <text:p text:style-name="List_20_Paragraph"><text:span text:style-name="T2">Note: If you get a GPU memory error, reduce the batch size by adding the “batch_size” argument to your command and reducing to 32 or 16.<text:line-break/><text:line-break/></text:span><text:span text:style-name="T5">python train.py --batch_size=32</text:span></text:p>
      <text:p text:style-name="P6"/>
      <text:list xml:id="list29290295" text:continue-numbering="true" text:style-name="WWNum1">
        <text:list-item>
          <text:p text:style-name="P5"><text:span text:style-name="T2">When completed, you will have a model file in “lightning_logs/version_&lt;x&gt;/checkpoints/epoch=&lt;x&gt;.ckpt” <text:s/>Rename this to something recognizable, like the name of the effect or amp, output.wav file, and keep the epoch number. <text:s/>If other parameters were changed from the default, include this in the file name, leaving the “.ckpt” extension. <text:s/>This is the model file used to apply the learned signal processing to new audio. </text:span></text:p>
        </text:list-item>
      </text:list>
      <text:p text:style-name="P3"/>
      <text:list xml:id="list29290902" text:continue-numbering="true" text:style-name="WWNum1">
        <text:list-item>
          <text:p text:style-name="P5"><text:soft-page-break/><text:span text:style-name="T2">To test the model, run</text:span></text:p>
        </text:list-item>
      </text:list>
      <text:p text:style-name="List_20_Paragraph"><text:span text:style-name="T2"><text:s/></text:span><text:span text:style-name="T4">python test.py –-model=&lt;path_to&gt;/&lt;your_model&gt;.ckpt</text:span></text:p>
      <text:list xml:id="list29282754" text:continue-numbering="true" text:style-name="WWNum1">
        <text:list-item>
          <text:p text:style-name="P5"><text:span text:style-name="T2">To analyze training results, run the following after step 6:</text:span></text:p>
          <text:p text:style-name="P5"><text:span text:style-name="T2"><text:s/></text:span><text:span text:style-name="T5">python plot_wav.py</text:span></text:p>
          <text:p text:style-name="P7"><text:span text:style-name="T3">This generates some comparison plots, but the key take away is the error to signal ratio. <text:s/>If the model was able to be properly trained, this number should be less than 0.05, which is 5%. <text:s/>More than that and the model sounds noticeably different from the target. </text:span></text:p>
        </text:list-item>
        <text:list-item>
          <text:p text:style-name="P7"><text:span text:style-name="T3">To create a real time model for use with the plugin, run</text:span></text:p>
          <text:p text:style-name="P8"><text:span text:style-name="T6">python convert_pedalnet_to_wavenetva.py --model=</text:span><text:span text:style-name="T4">&lt;path_to&gt;/&lt;your_model&gt;.ckpt</text:span></text:p>
        </text:list-item>
      </text:list>
      <text:p text:style-name="Standard"><text:tab/>This should generate a “converted_model.json” that you can rename as appropriate.<text:line-break/><text:span text:style-name="T10"> </text:span></text:p>
      <text:list xml:id="list29282899" text:continue-numbering="true" text:style-name="WWNum1">
        <text:list-item>
          <text:p text:style-name="P2"><text:span text:style-name="T9">Copy .json model from the models/ directory of this repository to the DAW's executable directory when using VST, (for example: "C:\Program Files\REAPER (x64)\*.json") or to the same directory as the SmartPedal.exe when using standalone.</text:span></text:p>
        </text:list-item>
      </text:list>
      <text:p text:style-name="Standard"><text:span text:style-name="T8"/></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pple-system" svg:font-family="apple-system, BlinkMacSystemFont, 'Segoe UI', Helvetica, Arial, sans-serif, 'Apple Color Emoji', 'Segoe UI Emoji'"/>
    <style:font-face style:name="Arial2" svg:font-family="Arial" style:font-family-generic="swiss"/>
    <style:font-face style:name="Courier New1" svg:font-family="'Courier New'"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Arial1"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eith Bloemer</meta:initial-creator>
    <dc:creator>Rachel Bloemer</dc:creator>
    <meta:editing-cycles>24</meta:editing-cycles>
    <meta:creation-date>2020-07-16T15:59:00</meta:creation-date>
    <dc:date>2020-10-13T09:06:15.83</dc:date>
    <meta:editing-duration>PT1H15S</meta:editing-duration>
    <meta:generator>OpenOffice/4.1.6$Win32 OpenOffice.org_project/416m1$Build-9790</meta:generator>
    <meta:document-statistic meta:table-count="0" meta:image-count="0" meta:object-count="0" meta:page-count="2" meta:paragraph-count="21" meta:word-count="437" meta:character-count="273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